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>
    <style:style style:name="P1" style:family="paragraph" style:parent-style-name="Standard">
      <style:text-properties fo:font-weight="bold" officeooo:rsid="022ef2f0" officeooo:paragraph-rsid="022ef2f0" style:font-weight-asian="bold" style:font-weight-complex="bold"/>
    </style:style>
    <style:style style:name="P2" style:family="paragraph" style:parent-style-name="Standard">
      <style:text-properties fo:font-weight="bold" officeooo:rsid="024d4204" officeooo:paragraph-rsid="024d4204" style:font-weight-asian="bold" style:font-weight-complex="bold"/>
    </style:style>
    <style:style style:name="P3" style:family="paragraph" style:parent-style-name="Standard">
      <style:text-properties fo:font-weight="normal" officeooo:rsid="024d4204" officeooo:paragraph-rsid="024d4204" style:font-weight-asian="normal" style:font-weight-complex="normal"/>
    </style:style>
    <style:style style:name="P4" style:family="paragraph" style:parent-style-name="Standard">
      <style:text-properties fo:font-weight="normal" officeooo:rsid="022ef2f0" officeooo:paragraph-rsid="022ef2f0" style:font-weight-asian="normal" style:font-weight-complex="normal"/>
    </style:style>
    <style:style style:name="P5" style:family="paragraph" style:parent-style-name="Standard">
      <style:text-properties fo:font-weight="normal" officeooo:rsid="024eccdc" officeooo:paragraph-rsid="024eccdc" style:font-weight-asian="normal" style:font-weight-complex="normal"/>
    </style:style>
    <style:style style:name="P6" style:family="paragraph" style:parent-style-name="Standard">
      <style:text-properties fo:font-weight="normal" officeooo:rsid="024f8003" officeooo:paragraph-rsid="024f8003" style:font-weight-asian="normal" style:font-weight-complex="normal"/>
    </style:style>
    <style:style style:name="P7" style:family="paragraph" style:parent-style-name="Standard">
      <style:text-properties style:font-name="Courier New" fo:font-size="10pt" fo:font-weight="normal" officeooo:rsid="022df5b7" officeooo:paragraph-rsid="024d4204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Courier New" fo:font-size="10pt" fo:font-weight="normal" officeooo:rsid="024d4204" officeooo:paragraph-rsid="024d4204" style:font-size-asian="10pt" style:font-weight-asian="normal" style:font-size-complex="10pt" style:font-weight-complex="normal"/>
    </style:style>
    <style:style style:name="P9" style:family="paragraph" style:parent-style-name="Standard">
      <style:text-properties officeooo:paragraph-rsid="02537e28"/>
    </style:style>
    <style:style style:name="T1" style:family="text">
      <style:text-properties style:font-name="Liberation Serif" officeooo:rsid="0233a58a"/>
    </style:style>
    <style:style style:name="T2" style:family="text">
      <style:text-properties style:font-name="Liberation Serif" officeooo:rsid="0245211d"/>
    </style:style>
    <style:style style:name="T3" style:family="text">
      <style:text-properties officeooo:rsid="024eccdc"/>
    </style:style>
    <style:style style:name="T4" style:family="text">
      <style:text-properties style:font-name="Courier New" fo:font-size="10pt" fo:font-weight="bold" officeooo:rsid="024eccdc" style:font-size-asian="10pt" style:font-weight-asian="bold" style:font-size-complex="10pt" style:font-weight-complex="bold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fo:font-weight="bold" officeooo:rsid="0250b77d" style:font-size-asian="10pt" style:font-weight-asian="bold" style:font-size-complex="10pt" style:font-weight-complex="bold"/>
    </style:style>
    <style:style style:name="T7" style:family="text">
      <style:text-properties officeooo:rsid="024f8003"/>
    </style:style>
    <style:style style:name="T8" style:family="text">
      <style:text-properties officeooo:rsid="0250b77d"/>
    </style:style>
    <style:style style:name="T9" style:family="text">
      <style:text-properties officeooo:rsid="0251bbeb"/>
    </style:style>
    <style:style style:name="T10" style:family="text">
      <style:text-properties officeooo:rsid="02537e28"/>
    </style:style>
    <style:style style:name="T11" style:family="text">
      <style:text-properties fo:color="#000000" loext:opacity="100%" style:font-name="Liberation Serif" fo:font-size="12pt" fo:letter-spacing="normal" fo:language="en" fo:country="IE" fo:font-style="normal" fo:font-weight="bold" officeooo:rsid="02537e28" style:font-size-asian="10.5pt" style:font-style-asian="normal" style:font-weight-asian="bold" style:font-size-complex="12pt" style:font-style-complex="normal" style:font-weight-complex="bold"/>
    </style:style>
    <style:style style:name="T12" style:family="text">
      <style:text-properties fo:color="#000000" loext:opacity="100%" style:font-name="Liberation Serif" fo:font-size="12pt" fo:letter-spacing="normal" fo:language="en" fo:country="IE" fo:font-style="normal" fo:font-weight="normal" officeooo:rsid="02537e28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officeooo:rsid="0255449c"/>
    </style:style>
    <style:style style:name="T14" style:family="text">
      <style:text-properties officeooo:rsid="02568dee"/>
    </style:style>
    <style:style style:name="T15" style:family="text">
      <style:text-properties officeooo:rsid="02580958"/>
    </style:style>
    <style:style style:name="T16" style:family="text">
      <style:text-properties officeooo:rsid="02598ae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 missed something</text:p>
      <text:p text:style-name="P2"/>
      <text:p text:style-name="P3">In the last blog I <text:span text:style-name="T7">rather </text:span>carelessly stated that “<text:span text:style-name="T1">Note that the </text:span><text:span text:style-name="T2">Pico</text:span><text:span text:style-name="T1"> uses the ARM M0+ processor and I am unaware of any optimized assembly language implementation for this particular processor</text:span>”. I should have looked harder.</text:p>
      <text:p text:style-name="P3"/>
      <text:p text:style-name="P3">The redoubtable Thomas Pornin has a <text:span text:style-name="T13">lovely</text:span> 3000 line pure ARM Cortex-M0<text:span text:style-name="T8">+</text:span> <text:span text:style-name="T7">constant time </text:span>assembly language implementation of <text:span text:style-name="T9">the </text:span>x25519 <text:span text:style-name="T9">function</text:span>.</text:p>
      <text:p text:style-name="P3"/>
      <text:p text:style-name="P3">Thanks to our flexible architecture it was easy to integrate it into a <text:span text:style-name="T7">composite </text:span>SAL, which uses hardware for secp256r1 support, Pornin’s assembly language for x25519, and MIRACL for everything else. <text:span text:style-name="T3">See </text:span><text:span text:style-name="T4">tls_sal_mhp.xpp. </text:span><text:span text:style-name="T8">In fact just 10 lines of code needed to be added to an existing SAL, and the Pornin </text:span><text:span text:style-name="T6">x25519.S</text:span><text:span text:style-name="T8"> file dropped into the project.</text:span></text:p>
      <text:p text:style-name="P3"/>
      <text:p text:style-name="P3">The previous timings on the Arduino RP2040 (using MIRACL for x25519) were</text:p>
      <text:p text:style-name="P3"/>
      <text:p text:style-name="P7">10:53:27.994 -&gt; Cryptography by MIRACL Core + ECC608A hardware</text:p>
      <text:p text:style-name="P7">10:53:33.423 -&gt; SAL supported Key Exchange groups</text:p>
      <text:p text:style-name="P7">10:53:33.423 -&gt; <text:s text:c="4"/>X25519</text:p>
      <text:p text:style-name="P7">10:53:34.548 -&gt; <text:s text:c="8"/>Key Generation (ms)= 139</text:p>
      <text:p text:style-name="P7">10:53:35.626 -&gt; <text:s text:c="8"/>Shared Secret (ms)= 139</text:p>
      <text:p text:style-name="P7">10:53:35.626 -&gt; <text:s text:c="4"/>SECP256R1</text:p>
      <text:p text:style-name="P7">10:53:36.704 -&gt; <text:s text:c="8"/>Key Generation (ms)= 81</text:p>
      <text:p text:style-name="P7">10:53:37.735 -&gt; <text:s text:c="8"/>Shared Secret (ms)= 50</text:p>
      <text:p text:style-name="P7">10:53:37.735 -&gt; <text:s text:c="4"/>SECP384R1</text:p>
      <text:p text:style-name="P7">10:53:43.447 -&gt; <text:s text:c="8"/>Key Generation (ms)= 1427</text:p>
      <text:p text:style-name="P7">10:53:49.124 -&gt; <text:s text:c="8"/>Shared Secret (ms)= 1427</text:p>
      <text:p text:style-name="P1"/>
      <text:p text:style-name="P3">Using instead <text:span text:style-name="T8">Pornin’s </text:span>assembly language implementation of x25519, the timings are</text:p>
      <text:p text:style-name="P3"/>
      <text:p text:style-name="P8">19:44:20.913 -&gt; Cryptography by MIRACL Core + ECC608A hardware + Pornin</text:p>
      <text:p text:style-name="P8">19:44:20.913 -&gt; SAL supported Key Exchange groups</text:p>
      <text:p text:style-name="P8">19:44:20.913 -&gt; <text:s text:c="4"/>X25519</text:p>
      <text:p text:style-name="P8">19:44:21.944 -&gt; <text:s text:c="8"/>Key Generation (ms)= 28</text:p>
      <text:p text:style-name="P8">19:44:22.977 -&gt; <text:s text:c="8"/>Shared Secret (ms)= 28</text:p>
      <text:p text:style-name="P8">19:44:22.977 -&gt; <text:s text:c="4"/>SECP256R1</text:p>
      <text:p text:style-name="P8">19:44:23.999 -&gt; <text:s text:c="8"/>Key Generation (ms)= 86</text:p>
      <text:p text:style-name="P8">19:44:25.046 -&gt; <text:s text:c="8"/>Shared Secret (ms)= 58</text:p>
      <text:p text:style-name="P8">19:44:25.046 -&gt; <text:s text:c="4"/>SECP384R1</text:p>
      <text:p text:style-name="P8">19:44:29.633 -&gt; <text:s text:c="8"/>Key Generation (ms)= 1146</text:p>
      <text:p text:style-name="P8">19:44:34.221 -&gt; <text:s text:c="8"/>Shared Secret (ms)= 1145</text:p>
      <text:p text:style-name="P4"/>
      <text:p text:style-name="P3">X25519 is now 5 times faster! <text:span text:style-name="T3">Not only that, the assembly language for x25519 is faster than the hardware implementation of secp256r1. That’s pretty impressive. This illustrates the power of a flexible SAL which can source its cryptography from a range of </text:span><text:span text:style-name="T13">re</text:span><text:span text:style-name="T3">sources. The overall impact for TLS1.3 on the RP2040 is that it now runs at </text:span><text:span text:style-name="T7">close to</text:span><text:span text:style-name="T3"> optimal speed. </text:span></text:p>
      <text:p text:style-name="P5"/>
      <text:p text:style-name="P6">There is a lot of <text:span text:style-name="T8">ve</text:span><text:span text:style-name="T9">r</text:span><text:span text:style-name="T8">y good high quality</text:span> open source software out there. <text:span text:style-name="T8">We must m</text:span>ake use of it!</text:p>
      <text:p text:style-name="P1"/>
      <text:p text:style-name="P9"><text:span text:style-name="T12">Interesting paper</text:span><text:span text:style-name="T11"> - “</text:span>Requirements for Post-Quantum Cryptography on Embedded Devices in the IoT” - <text:a xlink:type="simple" xlink:href="https://csrc.nist.gov/CSRC/media/Events/third-pqc-standardization-conference/documents/accepted-papers/atkins-requirements-pqc-iot-pqc2021.pdf" text:style-name="Internet_20_link" text:visited-style-name="Visited_20_Internet_20_Link">https://csrc.nist.gov/CSRC/media/Events/third-pqc-standardization-conference/documents/accepted-papers/atkins-requirements-pqc-iot-pqc2021.pdf</text:a></text:p>
      <text:p text:style-name="P9"/>
      <text:p text:style-name="P9"><text:span text:style-name="T10">From the conclusions - “</text:span>We encourage NIST to consider devices smaller than the ARM Cortex M4 when finalizing its PQC candidates. Specifically, they should consider the resource constraints of a Cortex M0, if not even smaller processors.<text:span text:style-name="T10">” </text:span><text:span text:style-name="T16">Couldn’t agree more</text:span><text:span text:style-name="T14">!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1T13:37:15.738000000</meta:creation-date>
    <dc:date>2022-02-02T11:29:36.094000000</dc:date>
    <meta:editing-duration>P6DT59M2S</meta:editing-duration>
    <meta:editing-cycles>366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32" meta:word-count="401" meta:character-count="2802" meta:non-whitespace-character-count="2312"/>
  </office:meta>
</office:document-meta>
</file>